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d2c52"/>
    </style:style>
    <style:style style:name="P2" style:family="paragraph" style:parent-style-name="Text_20_body" style:list-style-name="L1">
      <style:text-properties officeooo:paragraph-rsid="001d2c52"/>
    </style:style>
    <style:style style:name="P3" style:family="paragraph" style:parent-style-name="Text_20_body" style:list-style-name="L6">
      <style:text-properties officeooo:paragraph-rsid="001d2c52"/>
    </style:style>
    <style:style style:name="P4" style:family="paragraph" style:parent-style-name="Text_20_body" style:list-style-name="L7">
      <style:text-properties officeooo:paragraph-rsid="001d2c52"/>
    </style:style>
    <style:style style:name="P5" style:family="paragraph" style:parent-style-name="Text_20_body">
      <style:text-properties officeooo:paragraph-rsid="001d2c52"/>
    </style:style>
    <style:style style:name="P6" style:family="paragraph" style:parent-style-name="Text_20_body">
      <style:paragraph-properties fo:margin-top="0cm" fo:margin-bottom="0cm" loext:contextual-spacing="false"/>
      <style:text-properties officeooo:paragraph-rsid="001d2c52"/>
    </style:style>
    <style:style style:name="P7" style:family="paragraph" style:parent-style-name="Quotations" style:list-style-name="L5">
      <style:text-properties officeooo:paragraph-rsid="001d2c52"/>
    </style:style>
    <style:style style:name="P8" style:family="paragraph" style:parent-style-name="Quotations">
      <style:text-properties officeooo:paragraph-rsid="001d2c52"/>
    </style:style>
    <style:style style:name="P9" style:family="paragraph" style:parent-style-name="Quotations" style:list-style-name="L5">
      <style:paragraph-properties fo:margin-top="0cm" fo:margin-bottom="0cm" loext:contextual-spacing="false"/>
      <style:text-properties officeooo:paragraph-rsid="001d2c52"/>
    </style:style>
    <style:style style:name="P10" style:family="paragraph" style:parent-style-name="Preformatted_20_Text" style:list-style-name="L1">
      <style:text-properties officeooo:paragraph-rsid="001d2c52"/>
    </style:style>
    <style:style style:name="P11" style:family="paragraph" style:parent-style-name="Preformatted_20_Text" style:list-style-name="L6">
      <style:text-properties officeooo:paragraph-rsid="001d2c52"/>
    </style:style>
    <style:style style:name="P12" style:family="paragraph" style:parent-style-name="Preformatted_20_Text" style:list-style-name="L7">
      <style:text-properties officeooo:paragraph-rsid="001d2c52"/>
    </style:style>
    <style:style style:name="P13" style:family="paragraph" style:parent-style-name="Preformatted_20_Text">
      <style:text-properties officeooo:paragraph-rsid="001d2c52"/>
    </style:style>
    <style:style style:name="P14" style:family="paragraph" style:parent-style-name="Preformatted_20_Text" style:list-style-name="L1">
      <style:paragraph-properties fo:margin-top="0cm" fo:margin-bottom="0.499cm" loext:contextual-spacing="false"/>
      <style:text-properties officeooo:paragraph-rsid="001d2c52"/>
    </style:style>
    <style:style style:name="P15" style:family="paragraph" style:parent-style-name="Preformatted_20_Text" style:list-style-name="L6">
      <style:paragraph-properties fo:margin-top="0cm" fo:margin-bottom="0.499cm" loext:contextual-spacing="false"/>
      <style:text-properties officeooo:paragraph-rsid="001d2c52"/>
    </style:style>
    <style:style style:name="P16" style:family="paragraph" style:parent-style-name="Preformatted_20_Text" style:list-style-name="L7">
      <style:paragraph-properties fo:margin-top="0cm" fo:margin-bottom="0.499cm" loext:contextual-spacing="false"/>
      <style:text-properties officeooo:paragraph-rsid="001d2c52"/>
    </style:style>
    <style:style style:name="P17" style:family="paragraph" style:parent-style-name="Preformatted_20_Text">
      <style:paragraph-properties fo:margin-top="0cm" fo:margin-bottom="0.499cm" loext:contextual-spacing="false"/>
      <style:text-properties officeooo:paragraph-rsid="001d2c52"/>
    </style:style>
    <style:style style:name="P18" style:family="paragraph" style:parent-style-name="Heading_20_2">
      <style:text-properties officeooo:paragraph-rsid="001d2c52"/>
    </style:style>
    <style:style style:name="P19" style:family="paragraph" style:parent-style-name="Heading_20_1">
      <style:text-properties officeooo:paragraph-rsid="001d2c5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How to start your own PHP MVC framework in 4 steps?</text:h>
      <text:p text:style-name="P6">By <text:a xlink:type="simple" xlink:href="https://phpocean.com/tutorials/back-end/how-to-start-your-own-php-mvc-framework-in-4-steps/28" text:style-name="Internet_20_link" text:visited-style-name="Visited_20_Internet_20_Link">zooboole </text:a>Aug 14th, 2015</text:p>
      <text:p text:style-name="P5">Nowadays websites have become more complex and tend to reproduce real life cases. It's no longer a matter of just developing a static website that displays your company profile, but you need to create an intelligent, tested and functional software that can interact with your users. This task is not an easy one no matter your level in the field. Due to that, you need to develop some good attitude and workflow which can help you do things the right way in time. You need tools to boost your speed without affecting the quality of your work.</text:p>
      <text:p text:style-name="P5"><text:a xlink:type="simple" xlink:href="http://phpocean.com/tutorials/back-end/php-frameworking-introduction-part-1/9" text:style-name="Internet_20_link" text:visited-style-name="Visited_20_Internet_20_Link">Frameworks</text:a> are tool boxes that can be at good help in that. Working with a framework has become eminent for any respectable developer today and they are <text:a xlink:type="simple" xlink:href="http://phpocean.com/tutorials/back-end/laravel-for-tortoises-part-1-what-is-a-php-framework/24" text:style-name="Internet_20_link" text:visited-style-name="Visited_20_Internet_20_Link">many out there</text:a> that one can easily choose to jump-start any project.</text:p>
      <text:h text:style-name="P18" text:outline-level="2">Why create one myself?</text:h>
      <text:p text:style-name="P5">Sometimes you can find it hard to adopt a framework, maybe due to time factor or you may not need to learn another thing else. Also for some simple projects or for a teaching purpose one could like to have a home made framework. I also consider it as an eye-opening steps which will help you see the inner aspect of a framework.</text:p>
      <text:p text:style-name="P5">Also if you have been learning Object Oriented Programming(OOP) in PHP these days and you are looking for a use case to apply your skills, this could be a great example.</text:p>
      <text:p text:style-name="P5">And upon that you need to <text:a xlink:type="simple" xlink:href="http://philipwalton.com/articles/how-to-become-a-great-front-end-engineer/" text:style-name="Internet_20_link" text:visited-style-name="Visited_20_Internet_20_Link">Reinvent the wheel</text:a> as Philip Walton says.</text:p>
      <text:p text:style-name="P5">So, in this small tutorial I will try to take you through some few steps you can follow to get a home-made bare bone PHP framework for yourself.</text:p>
      <text:h text:style-name="P18" text:outline-level="2">1. First pipe all requests through your application starting point(index.php)</text:h>
      <text:p text:style-name="P5">In this step start from creating a <text:span text:style-name="Source_20_Text">.htaccess</text:span> file at the root of your project. Place the following code inside:</text:p>
      <text:list xml:id="list1223913114" text:style-name="L1">
        <text:list-item>
          <text:p text:style-name="P2">On Apache</text:p>
          <text:p text:style-name="P10"><text:span text:style-name="Source_20_Text">RewriteEngine On</text:span></text:p>
          <text:p text:style-name="P10"/>
          <text:p text:style-name="P10"><text:span text:style-name="Source_20_Text">RewriteCond %{REQUEST_FILENAME} !-d</text:span></text:p>
          <text:p text:style-name="P10"><text:span text:style-name="Source_20_Text">RewriteCond %{REQUEST_FILENAME} !-f</text:span></text:p>
          <text:p text:style-name="P10"/>
          <text:p text:style-name="P14"><text:span text:style-name="Source_20_Text">RewriteRule ^(.+)$ index.php/$1 [L]</text:span></text:p>
        </text:list-item>
        <text:list-item>
          <text:p text:style-name="P2">On nginx</text:p>
          <text:p text:style-name="P10"><text:span text:style-name="Source_20_Text"># nginx configuration</text:span></text:p>
          <text:p text:style-name="P10"/>
          <text:p text:style-name="P10"><text:span text:style-name="Source_20_Text">location / {</text:span></text:p>
          <text:p text:style-name="P10"><text:span text:style-name="Source_20_Text">if (!-e $request_filename){</text:span></text:p>
          <text:p text:style-name="P10"><text:soft-page-break/><text:span text:style-name="Source_20_Text">rewrite ^(.+)$ /index.php/$1 break;</text:span></text:p>
          <text:p text:style-name="P10"><text:span text:style-name="Source_20_Text">}</text:span></text:p>
          <text:p text:style-name="P14"><text:span text:style-name="Source_20_Text">}</text:span></text:p>
        </text:list-item>
      </text:list>
      <text:p text:style-name="P5">Create an <text:span text:style-name="Source_20_Text">index.php</text:span> file at the same place as your <text:span text:style-name="Source_20_Text">.htaccess</text:span> file. Then enter the following code in your index file:</text:p>
      <text:p text:style-name="P13"><text:span text:style-name="Source_20_Text">&lt;?php</text:span></text:p>
      <text:p text:style-name="P13"/>
      <text:p text:style-name="P13"><text:span text:style-name="Source_20_Text"><text:s text:c="4"/>if (!isset($_SERVER['PATH_INFO']))</text:span></text:p>
      <text:p text:style-name="P13"><text:span text:style-name="Source_20_Text"><text:s text:c="4"/>{</text:span></text:p>
      <text:p text:style-name="P13"><text:span text:style-name="Source_20_Text"><text:s text:c="8"/>echo "Home page";</text:span></text:p>
      <text:p text:style-name="P13"><text:span text:style-name="Source_20_Text"><text:s text:c="8"/>exit();</text:span></text:p>
      <text:p text:style-name="P13"><text:span text:style-name="Source_20_Text"><text:s text:c="4"/>}</text:span></text:p>
      <text:p text:style-name="P13"/>
      <text:p text:style-name="P13"><text:span text:style-name="Source_20_Text"><text:s text:c="4"/>print "The request path is : ".$_SERVER['PATH_INFO'];</text:span></text:p>
      <text:p text:style-name="P17"><text:span text:style-name="Source_20_Text">?&gt;</text:span></text:p>
      <text:p text:style-name="P5">Try it by accessing your application like this:</text:p>
      <text:p text:style-name="P5"><text:span text:style-name="Source_20_Text">http://localhost:8000</text:span>, <text:span text:style-name="Source_20_Text">http://localhost:8000/</text:span>, <text:span text:style-name="Source_20_Text">http://localhost:8000/something</text:span>, <text:span text:style-name="Source_20_Text">http://localhost:8000/many/otherthings</text:span></text:p>
      <text:p text:style-name="P8">The URL might be different from yours. Your URLs may look like <text:span text:style-name="Source_20_Text">http://localhost/project/something</text:span>. What matters is to try the different URIs.</text:p>
      <text:p text:style-name="P5">From here you can see that anything you enter goes through your <text:span text:style-name="Source_20_Text">index.php</text:span> file, which becomes like a pipe. At that point you can decide to take any decision of how to handle the user's requests.</text:p>
      <text:h text:style-name="P18" text:outline-level="2">2. Create folders to host your models, views, and controllers</text:h>
      <text:p text:style-name="P5">Add three more folders at the root of your project and name them <text:span text:style-name="Source_20_Text">Models</text:span>, <text:span text:style-name="Source_20_Text">Views</text:span>, <text:span text:style-name="Source_20_Text">Controllers</text:span>. Your project folder should look like:</text:p>
      <text:list xml:id="list3209644606" text:style-name="L5">
        <text:list-item>
          <text:p text:style-name="P9">myProject </text:p>
          <text:list>
            <text:list-item>
              <text:p text:style-name="P9">Controllers/ </text:p>
            </text:list-item>
            <text:list-item>
              <text:p text:style-name="P9">Models/ </text:p>
            </text:list-item>
            <text:list-item>
              <text:p text:style-name="P9">Views/ </text:p>
            </text:list-item>
            <text:list-item>
              <text:p text:style-name="P9">.htaccess </text:p>
            </text:list-item>
            <text:list-item>
              <text:p text:style-name="P7">index.php </text:p>
            </text:list-item>
          </text:list>
        </text:list-item>
      </text:list>
      <text:h text:style-name="P18" text:outline-level="2">3. Handle all requests: Routing</text:h>
      <text:p text:style-name="P5">Actually there are many ways and everyone is free to use the technic that fits the most their use case. Let's follow the <text:a xlink:type="simple" xlink:href="https://en.wikipedia.org/wiki/Model–view–controller" text:style-name="Internet_20_link" text:visited-style-name="Visited_20_Internet_20_Link">MVC design pattern</text:a> which can help us easily have RESTful URLs.</text:p>
      <text:p text:style-name="P5">To do so we need to find in the request which part is the <text:span text:style-name="Source_20_Text">controller</text:span>, the <text:span text:style-name="Source_20_Text">model</text:span> and the <text:span text:style-name="Source_20_Text">view</text:span>. In order to get those we need to define a law for our application. That law will be that after the <text:span text:style-name="Source_20_Text">host name</text:span> the next section must be a controller, and the following an action/method of the controller, then anything following is going to be considered as parameters of the previous action. What would that look like:</text:p>
      <text:p text:style-name="P17"><text:span text:style-name="Source_20_Text">http://localhost:8000/controller/action/param1/param2/paramN</text:span></text:p>
      <text:p text:style-name="P5"><text:soft-page-break/>In order to do that, first remove all the code from the <text:span text:style-name="Source_20_Text">index.php</text:span> except the PHP opening tag <text:span text:style-name="Source_20_Text">&lt;?php</text:span>. Add following code to cut the request into pieces:</text:p>
      <text:p text:style-name="P13"><text:span text:style-name="Source_20_Text">$url = isset($_SERVER['PATH_INFO']) ? explode('/', $_SERVER['PATH_INFO']) : '/';</text:span></text:p>
      <text:p text:style-name="P13"/>
      <text:p text:style-name="P17"><text:span text:style-name="Source_20_Text">var_dump($url);</text:span></text:p>
      <text:p text:style-name="P5">Save and try the different URLs we used above.</text:p>
      <text:p text:style-name="P8">Note the the first element in the <text:span text:style-name="Source_20_Text">Array()</text:span> is not our controller. Normal because the request URI starts with as <text:span text:style-name="Source_20_Text">/</text:span>. And before the <text:span text:style-name="Source_20_Text">/</text:span> there is nothing, which is counted as <text:span text:style-name="Source_20_Text">empty</text:span>.</text:p>
      <text:p text:style-name="P5">Change the <text:span text:style-name="Source_20_Text">$url</text:span> like following to get rid of the forward slash"</text:p>
      <text:p text:style-name="P17"><text:span text:style-name="Source_20_Text">$url = isset($_SERVER['PATH_INFO']) ? explode('/', ltrim($_SERVER['PATH_INFO'],'/')) : '/';</text:span></text:p>
      <text:p text:style-name="P5">Now our controller is the first element and we have two possibilities, either the <text:span text:style-name="Source_20_Text">$url</text:span> is a slash(<text:span text:style-name="Source_20_Text">/</text:span>), in that case we are at the home page, or we have an array, in which case we have at least a <text:span text:style-name="Source_20_Text">controller</text:span> and/or an action and its parameters if available.</text:p>
      <text:p text:style-name="P5">In the MVC design pattern, the controller takes care of the user actions. Thus we need to call a particular controller every time a request is made. The user's actions are usually determined by the call of URLs while clicking on anchors, or while submitting forms, etc. So our application will be listening to those actions and load the appropriate controller and all actions needed.</text:p>
      <text:p text:style-name="P5">So change your index content with this:</text:p>
      <text:p text:style-name="P13"><text:span text:style-name="Source_20_Text">&lt;?php</text:span></text:p>
      <text:p text:style-name="P13"/>
      <text:p text:style-name="P13"><text:span text:style-name="Source_20_Text"><text:s text:c="4"/>$url = isset($_SERVER['PATH_INFO']) ? explode('/', ltrim($_SERVER['PATH_INFO'],'/')) : '/';</text:span></text:p>
      <text:p text:style-name="P13"/>
      <text:p text:style-name="P13"><text:span text:style-name="Source_20_Text"><text:s text:c="4"/>if ($url == '/')</text:span></text:p>
      <text:p text:style-name="P13"><text:span text:style-name="Source_20_Text"><text:s text:c="4"/>{</text:span></text:p>
      <text:p text:style-name="P13"/>
      <text:p text:style-name="P13"><text:span text:style-name="Source_20_Text"><text:s text:c="8"/>// This is the home page</text:span></text:p>
      <text:p text:style-name="P13"><text:span text:style-name="Source_20_Text"><text:s text:c="8"/>// Initiate the home controller</text:span></text:p>
      <text:p text:style-name="P13"><text:span text:style-name="Source_20_Text"><text:s text:c="8"/>// and render the home view</text:span></text:p>
      <text:p text:style-name="P13"/>
      <text:p text:style-name="P13"><text:span text:style-name="Source_20_Text"><text:s text:c="8"/>require_once __DIR__.'/Models/index_model.php';</text:span></text:p>
      <text:p text:style-name="P13"><text:span text:style-name="Source_20_Text"><text:s text:c="8"/>require_once __DIR__.'/Controllers/index_controller.php';</text:span></text:p>
      <text:p text:style-name="P13"><text:span text:style-name="Source_20_Text"><text:s text:c="8"/>require_once __DIR__.'/Views/index_view.php';</text:span></text:p>
      <text:p text:style-name="P13"/>
      <text:p text:style-name="P13"><text:span text:style-name="Source_20_Text"><text:s text:c="8"/>$indexModel = New IndexModel();</text:span></text:p>
      <text:p text:style-name="P13"><text:span text:style-name="Source_20_Text"><text:s text:c="8"/>$indexController = New IndexController($indexModel);</text:span></text:p>
      <text:p text:style-name="P13"><text:span text:style-name="Source_20_Text"><text:s text:c="8"/>$indexView = New IndexView($indexController, $indexModel);</text:span></text:p>
      <text:p text:style-name="P13"/>
      <text:p text:style-name="P13"><text:span text:style-name="Source_20_Text"><text:s text:c="8"/>print $indexView-&gt;index();</text:span></text:p>
      <text:p text:style-name="P13"/>
      <text:p text:style-name="P13"><text:span text:style-name="Source_20_Text"><text:s text:c="4"/>}else{</text:span></text:p>
      <text:p text:style-name="P13"/>
      <text:p text:style-name="P13"/>
      <text:p text:style-name="P13"><text:span text:style-name="Source_20_Text"><text:s text:c="8"/>// This is not home page</text:span></text:p>
      <text:p text:style-name="P13"><text:span text:style-name="Source_20_Text"><text:s text:c="8"/>// Initiate the appropriate controller</text:span></text:p>
      <text:p text:style-name="P13"><text:span text:style-name="Source_20_Text"><text:s text:c="8"/>// and render the required view</text:span></text:p>
      <text:p text:style-name="P13"/>
      <text:p text:style-name="P13"><text:span text:style-name="Source_20_Text"><text:s text:c="8"/>//The first element should be a controller</text:span></text:p>
      <text:p text:style-name="P13"><text:soft-page-break/><text:span text:style-name="Source_20_Text"><text:s text:c="8"/>$requestedController = $url[0]; </text:span></text:p>
      <text:p text:style-name="P13"/>
      <text:p text:style-name="P13"><text:span text:style-name="Source_20_Text"><text:s text:c="8"/>// If a second part is added in the URI, </text:span></text:p>
      <text:p text:style-name="P13"><text:span text:style-name="Source_20_Text"><text:s text:c="8"/>// it should be a method</text:span></text:p>
      <text:p text:style-name="P13"><text:span text:style-name="Source_20_Text"><text:s text:c="8"/>$requestedAction = isset($url[1])? $url[1] :'';</text:span></text:p>
      <text:p text:style-name="P13"/>
      <text:p text:style-name="P13"><text:span text:style-name="Source_20_Text"><text:s text:c="8"/>// The remain parts are considered as </text:span></text:p>
      <text:p text:style-name="P13"><text:span text:style-name="Source_20_Text"><text:s text:c="8"/>// arguments of the method</text:span></text:p>
      <text:p text:style-name="P13"><text:span text:style-name="Source_20_Text"><text:s text:c="8"/>$requestedParams = array_slice($url, 2); </text:span></text:p>
      <text:p text:style-name="P13"/>
      <text:p text:style-name="P13"><text:span text:style-name="Source_20_Text"><text:s text:c="8"/>// Check if controller exists. NB: </text:span></text:p>
      <text:p text:style-name="P13"><text:span text:style-name="Source_20_Text"><text:s text:c="8"/>// You have to do that for the model and the view too</text:span></text:p>
      <text:p text:style-name="P13"><text:span text:style-name="Source_20_Text"><text:s text:c="8"/>$ctrlPath = __DIR__.'/Controllers/'.$requestedController.'_controller.php';</text:span></text:p>
      <text:p text:style-name="P13"/>
      <text:p text:style-name="P13"/>
      <text:p text:style-name="P13"/>
      <text:p text:style-name="P13"><text:span text:style-name="Source_20_Text"><text:s text:c="8"/>if (file_exists($ctrlPath))</text:span></text:p>
      <text:p text:style-name="P13"><text:span text:style-name="Source_20_Text"><text:s text:c="8"/>{</text:span></text:p>
      <text:p text:style-name="P13"/>
      <text:p text:style-name="P13"><text:span text:style-name="Source_20_Text"><text:s text:c="12"/>require_once __DIR__.'/Models/'.$requestedController.'_model.php';</text:span></text:p>
      <text:p text:style-name="P13"><text:span text:style-name="Source_20_Text"><text:s text:c="12"/>require_once __DIR__.'/Controllers/'.$requestedController.'_controller.php';</text:span></text:p>
      <text:p text:style-name="P13"><text:span text:style-name="Source_20_Text"><text:s text:c="12"/>require_once __DIR__.'/Views/'.$requestedController.'_view.php';</text:span></text:p>
      <text:p text:style-name="P13"/>
      <text:p text:style-name="P13"><text:span text:style-name="Source_20_Text"><text:s text:c="12"/>$modelName <text:s text:c="5"/>= ucfirst($requestedController).'Model';</text:span></text:p>
      <text:p text:style-name="P13"><text:span text:style-name="Source_20_Text"><text:s text:c="12"/>$controllerName = ucfirst($requestedController).'Controller';</text:span></text:p>
      <text:p text:style-name="P13"><text:span text:style-name="Source_20_Text"><text:s text:c="12"/>$viewName <text:s text:c="6"/>= ucfirst($requestedController).'View';</text:span></text:p>
      <text:p text:style-name="P13"/>
      <text:p text:style-name="P13"><text:span text:style-name="Source_20_Text"><text:s text:c="12"/>$controllerObj <text:s/>= new $controllerName( new $modelName );</text:span></text:p>
      <text:p text:style-name="P13"><text:span text:style-name="Source_20_Text"><text:s text:c="12"/>$viewObj <text:s text:c="7"/>= new $viewName( $controllerObj, new $modelName );</text:span></text:p>
      <text:p text:style-name="P13"/>
      <text:p text:style-name="P13"/>
      <text:p text:style-name="P13"><text:span text:style-name="Source_20_Text"><text:s text:c="12"/>// If there is a method - Second parameter</text:span></text:p>
      <text:p text:style-name="P13"><text:span text:style-name="Source_20_Text"><text:s text:c="12"/>if ($requestedAction != '')</text:span></text:p>
      <text:p text:style-name="P13"><text:span text:style-name="Source_20_Text"><text:s text:c="12"/>{</text:span></text:p>
      <text:p text:style-name="P13"><text:span text:style-name="Source_20_Text"><text:s text:c="16"/>// then we call the method via the view</text:span></text:p>
      <text:p text:style-name="P13"><text:span text:style-name="Source_20_Text"><text:s text:c="16"/>// dynamic call of the view</text:span></text:p>
      <text:p text:style-name="P13"><text:span text:style-name="Source_20_Text"><text:s text:c="16"/>print $viewObj-&gt;$requestedAction($requestedParams);</text:span></text:p>
      <text:p text:style-name="P13"/>
      <text:p text:style-name="P13"><text:span text:style-name="Source_20_Text"><text:s text:c="12"/>}</text:span></text:p>
      <text:p text:style-name="P13"/>
      <text:p text:style-name="P13"><text:span text:style-name="Source_20_Text"><text:s text:c="8"/>}else{</text:span></text:p>
      <text:p text:style-name="P13"/>
      <text:p text:style-name="P13"><text:span text:style-name="Source_20_Text"><text:s text:c="12"/>header('HTTP/1.1 404 Not Found');</text:span></text:p>
      <text:p text:style-name="P13"><text:span text:style-name="Source_20_Text"><text:s text:c="12"/>die('404 - The file - '.$ctrlPath.' - not found');</text:span></text:p>
      <text:p text:style-name="P13"><text:span text:style-name="Source_20_Text"><text:s text:c="12"/>//require the 404 controller and initiate it</text:span></text:p>
      <text:p text:style-name="P13"><text:span text:style-name="Source_20_Text"><text:s text:c="12"/>//Display its view</text:span></text:p>
      <text:p text:style-name="P13"><text:span text:style-name="Source_20_Text"><text:s text:c="8"/>}</text:span></text:p>
      <text:p text:style-name="P17"><text:span text:style-name="Source_20_Text"><text:s text:c="4"/>}</text:span></text:p>
      <text:h text:style-name="P18" text:outline-level="2">4. Create more pages</text:h>
      <text:p text:style-name="P5">Actually what the application does is that whenver you request a URL like <text:span text:style-name="Source_20_Text">http://localhost:8000/about/now</text:span> it will go in the controllers folder and look for a controller called <text:span text:style-name="Source_20_Text">about</text:span>, look for a method called <text:span text:style-name="Source_20_Text">now</text:span> in that controller then use the view object to render the content/page to view. To create a page, you need to create a controller, a model and a view for it. So let's create some pages starting from the <text:span text:style-name="Source_20_Text">home page</text:span>.</text:p>
      <text:list xml:id="list2905550862" text:style-name="L6">
        <text:list-item>
          <text:p text:style-name="P3">Create a <text:span text:style-name="Source_20_Text">Controllers/index_controller.php</text:span> file and add this code in it:</text:p>
          <text:p text:style-name="P11"><text:soft-page-break/><text:span text:style-name="Source_20_Text">&lt;?php</text:span></text:p>
          <text:p text:style-name="P11"/>
          <text:p text:style-name="P11"><text:span text:style-name="Source_20_Text"><text:s text:c="4"/>/**</text:span></text:p>
          <text:p text:style-name="P11"><text:span text:style-name="Source_20_Text"><text:s text:c="4"/>* The home page controller</text:span></text:p>
          <text:p text:style-name="P11"><text:span text:style-name="Source_20_Text"><text:s text:c="4"/>*/</text:span></text:p>
          <text:p text:style-name="P11"><text:span text:style-name="Source_20_Text"><text:s text:c="4"/>class IndexController</text:span></text:p>
          <text:p text:style-name="P11"><text:span text:style-name="Source_20_Text"><text:s text:c="4"/>{</text:span></text:p>
          <text:p text:style-name="P11"><text:span text:style-name="Source_20_Text"><text:s text:c="8"/>private $model;</text:span></text:p>
          <text:p text:style-name="P11"/>
          <text:p text:style-name="P11"><text:span text:style-name="Source_20_Text"><text:s text:c="8"/>function __construct($model)</text:span></text:p>
          <text:p text:style-name="P11"><text:span text:style-name="Source_20_Text"><text:s text:c="8"/>{</text:span></text:p>
          <text:p text:style-name="P11"><text:span text:style-name="Source_20_Text"><text:s text:c="12"/>$this-&gt;model = $model;</text:span></text:p>
          <text:p text:style-name="P11"><text:span text:style-name="Source_20_Text"><text:s text:c="8"/>}</text:span></text:p>
          <text:p text:style-name="P11"/>
          <text:p text:style-name="P11"><text:span text:style-name="Source_20_Text"><text:s text:c="8"/>public function sayWelcome()</text:span></text:p>
          <text:p text:style-name="P11"><text:span text:style-name="Source_20_Text"><text:s text:c="8"/>{</text:span></text:p>
          <text:p text:style-name="P11"><text:span text:style-name="Source_20_Text"><text:s text:c="12"/>return $this-&gt;model-&gt;welcomeMessage();</text:span></text:p>
          <text:p text:style-name="P11"><text:span text:style-name="Source_20_Text"><text:s text:c="8"/>}</text:span></text:p>
          <text:p text:style-name="P11"/>
          <text:p text:style-name="P11"/>
          <text:p text:style-name="P15"><text:span text:style-name="Source_20_Text"><text:s text:c="4"/>}</text:span></text:p>
        </text:list-item>
        <text:list-item>
          <text:p text:style-name="P3">Create a <text:span text:style-name="Source_20_Text">Models/index_model.php</text:span> file and add this in it:</text:p>
          <text:p text:style-name="P11"><text:span text:style-name="Source_20_Text">&lt;?php</text:span></text:p>
          <text:p text:style-name="P11"/>
          <text:p text:style-name="P11"><text:span text:style-name="Source_20_Text"><text:s text:c="4"/>/**</text:span></text:p>
          <text:p text:style-name="P11"><text:span text:style-name="Source_20_Text"><text:s text:c="4"/>* The home page model</text:span></text:p>
          <text:p text:style-name="P11"><text:span text:style-name="Source_20_Text"><text:s text:c="4"/>*/</text:span></text:p>
          <text:p text:style-name="P11"><text:span text:style-name="Source_20_Text"><text:s text:c="4"/>class IndexModel</text:span></text:p>
          <text:p text:style-name="P11"><text:span text:style-name="Source_20_Text"><text:s text:c="4"/>{</text:span></text:p>
          <text:p text:style-name="P11"/>
          <text:p text:style-name="P11"><text:span text:style-name="Source_20_Text"><text:s text:c="8"/>private $message = 'Welcome to Home page.';</text:span></text:p>
          <text:p text:style-name="P11"/>
          <text:p text:style-name="P11"><text:span text:style-name="Source_20_Text"><text:s text:c="8"/>function __construct()</text:span></text:p>
          <text:p text:style-name="P11"><text:span text:style-name="Source_20_Text"><text:s text:c="8"/>{</text:span></text:p>
          <text:p text:style-name="P11"/>
          <text:p text:style-name="P11"><text:span text:style-name="Source_20_Text"><text:s text:c="8"/>}</text:span></text:p>
          <text:p text:style-name="P11"/>
          <text:p text:style-name="P11"><text:span text:style-name="Source_20_Text"><text:s text:c="8"/>public function welcomeMessage()</text:span></text:p>
          <text:p text:style-name="P11"><text:span text:style-name="Source_20_Text"><text:s text:c="8"/>{</text:span></text:p>
          <text:p text:style-name="P11"><text:span text:style-name="Source_20_Text"><text:s text:c="12"/>return $this-&gt;message;</text:span></text:p>
          <text:p text:style-name="P11"><text:span text:style-name="Source_20_Text"><text:s text:c="8"/>}</text:span></text:p>
          <text:p text:style-name="P11"/>
          <text:p text:style-name="P15"><text:span text:style-name="Source_20_Text"><text:s text:c="4"/>}</text:span></text:p>
        </text:list-item>
        <text:list-item>
          <text:p text:style-name="P3">Create a <text:span text:style-name="Source_20_Text">Views/index_view.php</text:span> file and add this in it:</text:p>
          <text:p text:style-name="P11"><text:span text:style-name="Source_20_Text">&lt;?php</text:span></text:p>
          <text:p text:style-name="P11"/>
          <text:p text:style-name="P11"><text:span text:style-name="Source_20_Text"><text:s text:c="4"/>/**</text:span></text:p>
          <text:p text:style-name="P11"><text:span text:style-name="Source_20_Text"><text:s text:c="4"/>* The home page view</text:span></text:p>
          <text:p text:style-name="P11"><text:span text:style-name="Source_20_Text"><text:s text:c="4"/>*/</text:span></text:p>
          <text:p text:style-name="P11"><text:span text:style-name="Source_20_Text"><text:s text:c="4"/>class IndexView</text:span></text:p>
          <text:p text:style-name="P11"><text:span text:style-name="Source_20_Text"><text:s text:c="4"/>{</text:span></text:p>
          <text:p text:style-name="P11"/>
          <text:p text:style-name="P11"><text:span text:style-name="Source_20_Text"><text:s text:c="8"/>private $model;</text:span></text:p>
          <text:p text:style-name="P11"/>
          <text:p text:style-name="P11"><text:span text:style-name="Source_20_Text"><text:s text:c="8"/>private $controller;</text:span></text:p>
          <text:p text:style-name="P11"/>
          <text:p text:style-name="P11"/>
          <text:p text:style-name="P11"><text:span text:style-name="Source_20_Text"><text:s text:c="8"/>function __construct($controller, $model)</text:span></text:p>
          <text:p text:style-name="P11"><text:span text:style-name="Source_20_Text"><text:s text:c="8"/>{</text:span></text:p>
          <text:p text:style-name="P11"><text:soft-page-break/><text:span text:style-name="Source_20_Text"><text:s text:c="12"/>$this-&gt;controller = $controller;</text:span></text:p>
          <text:p text:style-name="P11"/>
          <text:p text:style-name="P11"><text:span text:style-name="Source_20_Text"><text:s text:c="12"/>$this-&gt;model = $model;</text:span></text:p>
          <text:p text:style-name="P11"/>
          <text:p text:style-name="P11"><text:span text:style-name="Source_20_Text"><text:s text:c="12"/>print "Home - ";</text:span></text:p>
          <text:p text:style-name="P11"><text:span text:style-name="Source_20_Text"><text:s text:c="8"/>}</text:span></text:p>
          <text:p text:style-name="P11"/>
          <text:p text:style-name="P11"><text:span text:style-name="Source_20_Text"><text:s text:c="8"/>public function index()</text:span></text:p>
          <text:p text:style-name="P11"><text:span text:style-name="Source_20_Text"><text:s text:c="8"/>{</text:span></text:p>
          <text:p text:style-name="P11"><text:span text:style-name="Source_20_Text"><text:s text:c="12"/>return $this-&gt;controller-&gt;sayWelcome();</text:span></text:p>
          <text:p text:style-name="P11"><text:span text:style-name="Source_20_Text"><text:s text:c="8"/>}</text:span></text:p>
          <text:p text:style-name="P11"/>
          <text:p text:style-name="P11"><text:span text:style-name="Source_20_Text"><text:s text:c="8"/>public function action()</text:span></text:p>
          <text:p text:style-name="P11"><text:span text:style-name="Source_20_Text"><text:s text:c="8"/>{</text:span></text:p>
          <text:p text:style-name="P11"><text:span text:style-name="Source_20_Text"><text:s text:c="12"/>return $this-&gt;controller-&gt;takeAction();</text:span></text:p>
          <text:p text:style-name="P11"><text:span text:style-name="Source_20_Text"><text:s text:c="8"/>}</text:span></text:p>
          <text:p text:style-name="P11"/>
          <text:p text:style-name="P15"><text:span text:style-name="Source_20_Text"><text:s text:c="4"/>}</text:span></text:p>
        </text:list-item>
      </text:list>
      <text:p text:style-name="P8">Note that <text:span text:style-name="Source_20_Text">Views/index_view.php</text:span> means create a file <text:span text:style-name="Source_20_Text">index_view</text:span> in the folder <text:span text:style-name="Source_20_Text">Views</text:span>.</text:p>
      <text:p text:style-name="P5">Now try the <text:span text:style-name="Source_20_Text">http://localhost:8000</text:span> or any url pointing to the root of your project. You should see the welcome message. <text:span text:style-name="Strong_20_Emphasis">That's it!</text:span></text:p>
      <text:p text:style-name="P5">Now let's add an <text:span text:style-name="Source_20_Text">about</text:span> page. To create the page you will do the samething we did for the home page.</text:p>
      <text:list xml:id="list1301944886" text:style-name="L7">
        <text:list-item>
          <text:p text:style-name="P4">Create a <text:span text:style-name="Source_20_Text">Controllers/about_controller.php</text:span> file and add this code in it:</text:p>
          <text:p text:style-name="P12"><text:span text:style-name="Source_20_Text">&lt;?php</text:span></text:p>
          <text:p text:style-name="P12"/>
          <text:p text:style-name="P12"><text:span text:style-name="Source_20_Text"><text:s text:c="4"/>/**</text:span></text:p>
          <text:p text:style-name="P12"><text:span text:style-name="Source_20_Text"><text:s text:c="4"/>* The about page controller</text:span></text:p>
          <text:p text:style-name="P12"><text:span text:style-name="Source_20_Text"><text:s text:c="4"/>*/</text:span></text:p>
          <text:p text:style-name="P12"><text:span text:style-name="Source_20_Text"><text:s text:c="4"/>class AboutController</text:span></text:p>
          <text:p text:style-name="P12"><text:span text:style-name="Source_20_Text"><text:s text:c="4"/>{</text:span></text:p>
          <text:p text:style-name="P12"><text:span text:style-name="Source_20_Text"><text:s text:c="8"/>private $modelObj;</text:span></text:p>
          <text:p text:style-name="P12"/>
          <text:p text:style-name="P12"><text:span text:style-name="Source_20_Text"><text:s text:c="8"/>function __construct( $model )</text:span></text:p>
          <text:p text:style-name="P12"><text:span text:style-name="Source_20_Text"><text:s text:c="8"/>{</text:span></text:p>
          <text:p text:style-name="P12"><text:span text:style-name="Source_20_Text"><text:s text:c="12"/>$this-&gt;modelObj = $model;</text:span></text:p>
          <text:p text:style-name="P12"/>
          <text:p text:style-name="P12"><text:span text:style-name="Source_20_Text"><text:s text:c="8"/>}</text:span></text:p>
          <text:p text:style-name="P12"/>
          <text:p text:style-name="P12"><text:span text:style-name="Source_20_Text"><text:s text:c="8"/>public function current()</text:span></text:p>
          <text:p text:style-name="P12"><text:span text:style-name="Source_20_Text"><text:s text:c="8"/>{</text:span></text:p>
          <text:p text:style-name="P12"><text:span text:style-name="Source_20_Text"><text:s text:c="12"/>return $this-&gt;modelObj-&gt;message = "About us today changed by aboutController.";</text:span></text:p>
          <text:p text:style-name="P12"><text:span text:style-name="Source_20_Text"><text:s text:c="8"/>}</text:span></text:p>
          <text:p text:style-name="P16"><text:span text:style-name="Source_20_Text"><text:s text:c="5"/>}</text:span></text:p>
        </text:list-item>
        <text:list-item>
          <text:p text:style-name="P4">Create a <text:span text:style-name="Source_20_Text">Models/about_model.php</text:span> file and add this code in it:</text:p>
          <text:p text:style-name="P12"><text:span text:style-name="Source_20_Text">&lt;?php</text:span></text:p>
          <text:p text:style-name="P12"/>
          <text:p text:style-name="P12"><text:span text:style-name="Source_20_Text"><text:s text:c="4"/>/**</text:span></text:p>
          <text:p text:style-name="P12"><text:span text:style-name="Source_20_Text"><text:s text:c="4"/>* The about page model</text:span></text:p>
          <text:p text:style-name="P12"><text:span text:style-name="Source_20_Text"><text:s text:c="4"/>*/</text:span></text:p>
          <text:p text:style-name="P12"><text:span text:style-name="Source_20_Text"><text:s text:c="4"/>class AboutModel</text:span></text:p>
          <text:p text:style-name="P12"><text:span text:style-name="Source_20_Text"><text:s text:c="4"/>{</text:span></text:p>
          <text:p text:style-name="P12"><text:soft-page-break/></text:p>
          <text:p text:style-name="P12"><text:span text:style-name="Source_20_Text"><text:s text:c="8"/>private $message;</text:span></text:p>
          <text:p text:style-name="P12"/>
          <text:p text:style-name="P12"><text:span text:style-name="Source_20_Text"><text:s text:c="8"/>public function __construct()</text:span></text:p>
          <text:p text:style-name="P12"><text:span text:style-name="Source_20_Text"><text:s text:c="8"/>{</text:span></text:p>
          <text:p text:style-name="P12"><text:span text:style-name="Source_20_Text"><text:s text:c="12"/>$this-&gt;message = "Welcome to the of PHP MVC framework official site.";</text:span></text:p>
          <text:p text:style-name="P12"><text:span text:style-name="Source_20_Text"><text:s text:c="8"/>}</text:span></text:p>
          <text:p text:style-name="P12"/>
          <text:p text:style-name="P12"><text:span text:style-name="Source_20_Text"><text:s text:c="8"/>public function nowADays()</text:span></text:p>
          <text:p text:style-name="P12"><text:span text:style-name="Source_20_Text"><text:s text:c="8"/>{</text:span></text:p>
          <text:p text:style-name="P12"><text:span text:style-name="Source_20_Text"><text:s text:c="12"/>return $this-&gt;message = "nowadays everybody wants to be a boss.";</text:span></text:p>
          <text:p text:style-name="P12"><text:span text:style-name="Source_20_Text"><text:s text:c="8"/>}</text:span></text:p>
          <text:p text:style-name="P16"><text:span text:style-name="Source_20_Text"><text:s text:c="4"/>}</text:span></text:p>
        </text:list-item>
        <text:list-item>
          <text:p text:style-name="P4">Create a <text:span text:style-name="Source_20_Text">Views/about_view.php</text:span> file and add this code in it:</text:p>
          <text:p text:style-name="P12"><text:span text:style-name="Source_20_Text">&lt;?php</text:span></text:p>
          <text:p text:style-name="P12"/>
          <text:p text:style-name="P12"><text:span text:style-name="Source_20_Text"><text:s text:c="4"/>/**</text:span></text:p>
          <text:p text:style-name="P12"><text:span text:style-name="Source_20_Text"><text:s text:c="4"/>* The about page view</text:span></text:p>
          <text:p text:style-name="P12"><text:span text:style-name="Source_20_Text"><text:s text:c="4"/>*/</text:span></text:p>
          <text:p text:style-name="P12"><text:span text:style-name="Source_20_Text"><text:s text:c="4"/>class AboutView</text:span></text:p>
          <text:p text:style-name="P12"><text:span text:style-name="Source_20_Text"><text:s text:c="4"/>{</text:span></text:p>
          <text:p text:style-name="P12"/>
          <text:p text:style-name="P12"><text:span text:style-name="Source_20_Text"><text:s text:c="8"/>private $modelObj;</text:span></text:p>
          <text:p text:style-name="P12"/>
          <text:p text:style-name="P12"><text:span text:style-name="Source_20_Text"><text:s text:c="8"/>private $controller;</text:span></text:p>
          <text:p text:style-name="P12"/>
          <text:p text:style-name="P12"/>
          <text:p text:style-name="P12"><text:span text:style-name="Source_20_Text"><text:s text:c="8"/>function __construct($controller, $model)</text:span></text:p>
          <text:p text:style-name="P12"><text:span text:style-name="Source_20_Text"><text:s text:c="8"/>{</text:span></text:p>
          <text:p text:style-name="P12"><text:span text:style-name="Source_20_Text"><text:s text:c="12"/>$this-&gt;controller = $controller;</text:span></text:p>
          <text:p text:style-name="P12"/>
          <text:p text:style-name="P12"><text:span text:style-name="Source_20_Text"><text:s text:c="12"/>$this-&gt;modelObj = $model;</text:span></text:p>
          <text:p text:style-name="P12"/>
          <text:p text:style-name="P12"><text:span text:style-name="Source_20_Text"><text:s text:c="12"/>print "About - ";</text:span></text:p>
          <text:p text:style-name="P12"><text:span text:style-name="Source_20_Text"><text:s text:c="8"/>}</text:span></text:p>
          <text:p text:style-name="P12"/>
          <text:p text:style-name="P12"><text:span text:style-name="Source_20_Text"><text:s text:c="8"/>public function now()</text:span></text:p>
          <text:p text:style-name="P12"><text:span text:style-name="Source_20_Text"><text:s text:c="8"/>{</text:span></text:p>
          <text:p text:style-name="P12"><text:span text:style-name="Source_20_Text"><text:s text:c="12"/>return $this-&gt;modelObj-&gt;nowADays();</text:span></text:p>
          <text:p text:style-name="P12"><text:span text:style-name="Source_20_Text"><text:s text:c="8"/>}</text:span></text:p>
          <text:p text:style-name="P12"/>
          <text:p text:style-name="P12"><text:span text:style-name="Source_20_Text"><text:s text:c="8"/>public function today()</text:span></text:p>
          <text:p text:style-name="P12"><text:span text:style-name="Source_20_Text"><text:s text:c="8"/>{</text:span></text:p>
          <text:p text:style-name="P12"><text:span text:style-name="Source_20_Text"><text:s text:c="12"/>return $this-&gt;controller-&gt;current();</text:span></text:p>
          <text:p text:style-name="P12"><text:span text:style-name="Source_20_Text"><text:s text:c="8"/>}</text:span></text:p>
          <text:p text:style-name="P12"/>
          <text:p text:style-name="P12"/>
          <text:p text:style-name="P16"><text:span text:style-name="Source_20_Text"><text:s text:c="4"/>}</text:span></text:p>
        </text:list-item>
      </text:list>
      <text:p text:style-name="P5">Now try the <text:span text:style-name="Source_20_Text">http://localhost:8000/about</text:span> and <text:span text:style-name="Source_20_Text">http://localhost:8000/about/now</text:span>. You should see different messages. <text:span text:style-name="Strong_20_Emphasis">That's all!</text:span></text:p>
      <text:h text:style-name="P18" text:outline-level="2">Conclusion</text:h>
      <text:p text:style-name="P5">As you may notice, from this point you can easily make this code very big by adding more modules and functionalities based on your need. You can start by making it cleaner for instance you can use <text:soft-page-break/>composer to load your classes automatically. You easily add more <text:a xlink:type="simple" xlink:href="http://symfony.com/doc/current/components/index.html" text:style-name="Internet_20_link" text:visited-style-name="Visited_20_Internet_20_Link">components</text:a> from other developers and have a strong base.</text:p>
      <text:p text:style-name="P5">This mainly aims at teaching you to get your hands dirty in this aspect of coding. by doing so I am expecting you to get use of OOP, discover a bit how the MVC pattern works, etc.</text:p>
      <text:p text:style-name="P5">There many ways to handle the case, here I have introduced one. When you consider professional framework like <text:a xlink:type="simple" xlink:href="http://phpocean.com/tutorials/back-end/laravel-for-tortoises-part-1-what-is-a-php-framework/24" text:style-name="Internet_20_link" text:visited-style-name="Visited_20_Internet_20_Link">Laravel</text:a> or slim, you can see that the routing is more amazing. Try to get the difference or change your code into something like theirs.</text:p>
      <text:p text:style-name="P5">In case you could not follow along, here is my <text:a xlink:type="simple" xlink:href="http://phpocean.com/tutorials/source-codes/d0ef67789b8147b0dca1c1b2d6fd8106" text:style-name="Internet_20_link" text:visited-style-name="Visited_20_Internet_20_Link">source code</text:a>, you can <text:a xlink:type="simple" xlink:href="http://phpocean.com/tutorials/source-codes/d0ef67789b8147b0dca1c1b2d6fd8106" text:style-name="Internet_20_link" text:visited-style-name="Visited_20_Internet_20_Link">download</text:a> it. Also if you like the tutorial please share with others.</text:p>
      <text:p text:style-name="P1"><text:a xlink:type="simple" xlink:href="https://phpocean.com/tutorials/back-end/how-to-start-your-own-php-mvc-framework-in-4-steps/28" text:style-name="Internet_20_link" text:visited-style-name="Visited_20_Internet_20_Link">https://phpocean.com/tutorials/back-end/how-to-start-your-own-php-mvc-framework-in-4-steps/28</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9:17:22.379306575</meta:creation-date>
    <dc:date>2020-04-02T19:17:43.098892813</dc:date>
    <meta:editing-duration>PT21S</meta:editing-duration>
    <meta:editing-cycles>1</meta:editing-cycles>
    <meta:document-statistic meta:table-count="0" meta:image-count="0" meta:object-count="0" meta:page-count="8" meta:paragraph-count="281" meta:word-count="1839" meta:character-count="12078" meta:non-whitespace-character-count="9358"/>
    <meta:generator>LibreOffice/6.0.7.3$Linux_X86_64 LibreOffice_project/00m0$Build-3</meta:generator>
  </office:meta>
</office:document-meta>
</file>